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182.95pt"/>
    </style:style>
    <style:style style:name="co6" style:family="table-column">
      <style:table-column-properties fo:break-before="auto" style:column-width="162.85pt"/>
    </style:style>
    <style:style style:name="co7" style:family="table-column">
      <style:table-column-properties fo:break-before="auto" style:column-width="132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6" table:default-cell-style-name="Default"/>
        <table:table-row table:style-name="ro1">
          <table:table-cell/>
          <table:table-cell office:value-type="string" calcext:value-type="string">
            <text:p>BookStackTest_8_dim_16_up</text:p>
          </table:table-cell>
          <table:table-cell office:value-type="string" calcext:value-type="string">
            <text:p>BookStackTest_16_dim_16_up</text:p>
          </table:table-cell>
          <table:table-cell office:value-type="string" calcext:value-type="string">
            <text:p>BookStackTest_32_dim_16_up</text:p>
          </table:table-cell>
          <table:table-cell office:value-type="string" calcext:value-type="string">
            <text:p>BookStackTest_8_dim_16_up</text:p>
          </table:table-cell>
          <table:table-cell office:value-type="string" calcext:value-type="string">
            <text:p>BookStackTest_16_dim_256_up</text:p>
          </table:table-cell>
          <table:table-cell office:value-type="string" calcext:value-type="string">
            <text:p>BookStackTest_32_dim_65536_up</text:p>
          </table:table-cell>
          <table:table-cell office:value-type="string" calcext:value-type="string">
            <text:p>BookStackTest_8_dim_128_up</text:p>
          </table:table-cell>
          <table:table-cell office:value-type="string" calcext:value-type="string">
            <text:p>BookStackTest_16_dim_32768_up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lockFrequency_2</text:p>
          </table:table-cell>
          <table:table-cell office:value-type="string" calcext:value-type="string">
            <text:p>BlockFrequency_10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ngestRunOfOne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screteFourierTransform</text:p>
          </table:table-cell>
          <table:table-cell office:value-type="string" calcext:value-type="string">
            <text:p>NonOverlappingTemplateMatchings_3</text:p>
          </table:table-cell>
          <table:table-cell office:value-type="string" calcext:value-type="string">
            <text:p>NonOverlappingTemplateMatchings_5</text:p>
          </table:table-cell>
          <table:table-cell office:value-type="string" calcext:value-type="string">
            <text:p>NonOverlappingTemplateMatchings_7</text:p>
          </table:table-cell>
          <table:table-cell office:value-type="string" calcext:value-type="string">
            <text:p>OverlappingTemplateMatchings_2</text:p>
          </table:table-cell>
          <table:table-cell office:value-type="string" calcext:value-type="string">
            <text:p>OverlappingTemplateMatchings_6</text:p>
          </table:table-cell>
          <table:table-cell office:value-type="string" calcext:value-type="string">
            <text:p>OverlappingTemplateMatchings_12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Serial_2_1</text:p>
          </table:table-cell>
          <table:table-cell office:value-type="string" calcext:value-type="string">
            <text:p>Serial_2_2</text:p>
          </table:table-cell>
          <table:table-cell office:value-type="string" calcext:value-type="string">
            <text:p>Serial_3_1</text:p>
          </table:table-cell>
          <table:table-cell office:value-type="string" calcext:value-type="string">
            <text:p>Serial_3_2</text:p>
          </table:table-cell>
          <table:table-cell office:value-type="string" calcext:value-type="string">
            <text:p>Serial_5_1</text:p>
          </table:table-cell>
          <table:table-cell office:value-type="string" calcext:value-type="string">
            <text:p>Serial_5_2</text:p>
          </table:table-cell>
          <table:table-cell office:value-type="string" calcext:value-type="string">
            <text:p>Serial_11_1</text:p>
          </table:table-cell>
          <table:table-cell office:value-type="string" calcext:value-type="string">
            <text:p>Serial_11_2</text:p>
          </table:table-cell>
          <table:table-cell office:value-type="string" calcext:value-type="string">
            <text:p>ApproximateEntropy_1</text:p>
          </table:table-cell>
          <table:table-cell office:value-type="string" calcext:value-type="string">
            <text:p>ApproximateEntropy_2</text:p>
          </table:table-cell>
          <table:table-cell office:value-type="string" calcext:value-type="string">
            <text:p>ApproximateEntropy_4</text:p>
          </table:table-cell>
          <table:table-cell office:value-type="string" calcext:value-type="string">
            <text:p>ApproximateEntropy_8</text:p>
          </table:table-cell>
          <table:table-cell office:value-type="string" calcext:value-type="string">
            <text:p>CumulativeSums_1</text:p>
          </table:table-cell>
          <table:table-cell office:value-type="string" calcext:value-type="string">
            <text:p>CumulativeSums_2</text:p>
          </table:table-cell>
          <table:table-cell office:value-type="string" calcext:value-type="string">
            <text:p>RandomExcursions</text:p>
          </table:table-cell>
          <table:table-cell office:value-type="string" calcext:value-type="string">
            <text:p>RandomExcursionsVariant</text:p>
          </table:table-cell>
        </table:table-row>
        <table:table-row table:style-name="ro1">
          <table:table-cell office:value-type="string" calcext:value-type="string">
            <text:p>10_Kbits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0000" calcext:value-type="float">
            <text:p>-10000</text:p>
          </table:table-cell>
          <table:table-cell office:value-type="float" office:value="-14000" calcext:value-type="float">
            <text:p>-14000</text:p>
          </table:table-cell>
          <table:table-cell office:value-type="float" office:value="-55000" calcext:value-type="float">
            <text:p>-55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-100000" calcext:value-type="float">
            <text:p>-100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00000" calcext:value-type="float">
            <text:p>-100000</text:p>
          </table:table-cell>
        </table:table-row>
        <table:table-row table:style-name="ro1" table:number-rows-repeated="3"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P = 0.1</text:p>
          </table:table-cell>
          <table:table-cell office:value-type="string" calcext:value-type="string">
            <text:p>From 100</text:p>
          </table:table-cell>
          <table:table-cell office:value-type="string" calcext:value-type="string">
            <text:p>P = 0.01</text:p>
          </table:table-cell>
          <table:table-cell office:value-type="string" calcext:value-type="string">
            <text:p>From 10</text:p>
          </table:table-cell>
          <table:table-cell office:value-type="string" calcext:value-type="string">
            <text:p>P = 0.01</text:p>
          </table:table-cell>
          <table:table-cell office:value-type="string" calcext:value-type="string">
            <text:p>From 100</text:p>
          </table:table-cell>
          <table:table-cell office:value-type="string" calcext:value-type="string">
            <text:p>P = 0.01</text:p>
          </table:table-cell>
          <table:table-cell office:value-type="string" calcext:value-type="string">
            <text:p>From 50</text:p>
          </table:table-cell>
          <table:table-cell office:value-type="string" calcext:value-type="string">
            <text:p>P = 0.01</text:p>
          </table:table-cell>
          <table:table-cell office:value-type="string" calcext:value-type="string">
            <text:p>From 10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1_Kbits</text:p>
          </table:table-cell>
          <table:table-cell/>
          <table:table-cell office:value-type="string" calcext:value-type="string">
            <text:p>1_Kbits</text:p>
          </table:table-cell>
          <table:table-cell/>
          <table:table-cell office:value-type="string" calcext:value-type="string">
            <text:p>1_Kbits</text:p>
          </table:table-cell>
          <table:table-cell/>
          <table:table-cell office:value-type="string" calcext:value-type="string">
            <text:p>10_Kbits</text:p>
          </table:table-cell>
          <table:table-cell/>
          <table:table-cell office:value-type="string" calcext:value-type="string">
            <text:p>10_Kbits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BookStackTest_8_dim_16_u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kStackTest_8_dim_16_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kStackTest_8_dim_16_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kStackTest_8_dim_16_u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okStackTest_8_dim_16_up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BookStackTest_16_dim_16_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kStackTest_16_dim_16_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kStackTest_16_dim_16_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kStackTest_16_dim_16_u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okStackTest_16_dim_16_up</text:p>
          </table:table-cell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BookStackTest_32_dim_16_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kStackTest_32_dim_16_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kStackTest_32_dim_16_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kStackTest_32_dim_16_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kStackTest_32_dim_16_up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BookStackTest_8_dim_16_u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kStackTest_8_dim_16_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kStackTest_8_dim_16_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kStackTest_8_dim_16_u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okStackTest_8_dim_16_up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BookStackTest_16_dim_256_u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kStackTest_16_dim_256_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kStackTest_16_dim_256_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kStackTest_16_dim_256_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okStackTest_16_dim_256_up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BookStackTest_32_dim_65536_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kStackTest_32_dim_65536_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kStackTest_32_dim_65536_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kStackTest_32_dim_65536_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kStackTest_32_dim_65536_up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BookStackTest_8_dim_128_u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okStackTest_8_dim_128_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kStackTest_8_dim_128_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StackTest_8_dim_128_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StackTest_8_dim_128_up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BookStackTest_16_dim_32768_u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okStackTest_16_dim_32768_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kStackTest_16_dim_32768_u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okStackTest_16_dim_32768_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kStackTest_16_dim_32768_up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Frequenc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qu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quenc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quency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BlockFrequency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Frequency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ckFrequency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Frequency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Frequency_2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BlockFrequency_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ockFrequency_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ckFrequency_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ckFrequency_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ckFrequency_10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Ru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s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LongestRunOfO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ngestRunOfO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estRunOfOn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estRunOf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estRunOfOnes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Rank</text:p>
          </table:table-cell>
          <table:table-cell office:value-type="float" office:value="-100000" calcext:value-type="float">
            <text:p>-100000</text:p>
          </table:table-cell>
          <table:table-cell office:value-type="string" calcext:value-type="string">
            <text:p>Rank</text:p>
          </table:table-cell>
          <table:table-cell office:value-type="float" office:value="-10000" calcext:value-type="float">
            <text:p>-10000</text:p>
          </table:table-cell>
          <table:table-cell office:value-type="string" calcext:value-type="string">
            <text:p>Rank</text:p>
          </table:table-cell>
          <table:table-cell office:value-type="float" office:value="-100000" calcext:value-type="float">
            <text:p>-100000</text:p>
          </table:table-cell>
          <table:table-cell office:value-type="string" calcext:value-type="string">
            <text:p>Ran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nk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iscreteFourierTransfor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creteFourierTransfo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reteFourierTransf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creteFourierTrans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reteFourierTransform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NonOverlappingTemplateMatchings_3</text:p>
          </table:table-cell>
          <table:table-cell office:value-type="float" office:value="-4000" calcext:value-type="float">
            <text:p>-4000</text:p>
          </table:table-cell>
          <table:table-cell office:value-type="string" calcext:value-type="string">
            <text:p>NonOverlappingTemplateMatchings_3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NonOverlappingTemplateMatchings_3</text:p>
          </table:table-cell>
          <table:table-cell office:value-type="float" office:value="-11000" calcext:value-type="float">
            <text:p>-11000</text:p>
          </table:table-cell>
          <table:table-cell office:value-type="string" calcext:value-type="string">
            <text:p>NonOverlappingTemplateMatchings_3</text:p>
          </table:table-cell>
          <table:table-cell office:value-type="float" office:value="-4000" calcext:value-type="float">
            <text:p>-4000</text:p>
          </table:table-cell>
          <table:table-cell office:value-type="string" calcext:value-type="string">
            <text:p>NonOverlappingTemplateMatchings_3</text:p>
          </table:table-cell>
          <table:table-cell office:value-type="float" office:value="-10000" calcext:value-type="float">
            <text:p>-10000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NonOverlappingTemplateMatchings_5</text:p>
          </table:table-cell>
          <table:table-cell office:value-type="float" office:value="-15000" calcext:value-type="float">
            <text:p>-15000</text:p>
          </table:table-cell>
          <table:table-cell office:value-type="string" calcext:value-type="string">
            <text:p>NonOverlappingTemplateMatchings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OverlappingTemplateMatchings_5</text:p>
          </table:table-cell>
          <table:table-cell office:value-type="float" office:value="-12000" calcext:value-type="float">
            <text:p>-12000</text:p>
          </table:table-cell>
          <table:table-cell office:value-type="string" calcext:value-type="string">
            <text:p>NonOverlappingTemplateMatchings_5</text:p>
          </table:table-cell>
          <table:table-cell office:value-type="float" office:value="-9000" calcext:value-type="float">
            <text:p>-9000</text:p>
          </table:table-cell>
          <table:table-cell office:value-type="string" calcext:value-type="string">
            <text:p>NonOverlappingTemplateMatchings_5</text:p>
          </table:table-cell>
          <table:table-cell office:value-type="float" office:value="-14000" calcext:value-type="float">
            <text:p>-14000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NonOverlappingTemplateMatchings_7</text:p>
          </table:table-cell>
          <table:table-cell office:value-type="float" office:value="-64000" calcext:value-type="float">
            <text:p>-64000</text:p>
          </table:table-cell>
          <table:table-cell office:value-type="string" calcext:value-type="string">
            <text:p>NonOverlappingTemplateMatchings_7</text:p>
          </table:table-cell>
          <table:table-cell office:value-type="float" office:value="-8000" calcext:value-type="float">
            <text:p>-8000</text:p>
          </table:table-cell>
          <table:table-cell office:value-type="string" calcext:value-type="string">
            <text:p>NonOverlappingTemplateMatchings_7</text:p>
          </table:table-cell>
          <table:table-cell office:value-type="float" office:value="-59000" calcext:value-type="float">
            <text:p>-59000</text:p>
          </table:table-cell>
          <table:table-cell office:value-type="string" calcext:value-type="string">
            <text:p>NonOverlappingTemplateMatchings_7</text:p>
          </table:table-cell>
          <table:table-cell office:value-type="float" office:value="-27000" calcext:value-type="float">
            <text:p>-27000</text:p>
          </table:table-cell>
          <table:table-cell office:value-type="string" calcext:value-type="string">
            <text:p>NonOverlappingTemplateMatchings_7</text:p>
          </table:table-cell>
          <table:table-cell office:value-type="float" office:value="-55000" calcext:value-type="float">
            <text:p>-550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recommend for 10^6</text:p>
          </table:table-cell>
          <table:table-cell/>
          <table:table-cell office:value-type="string" calcext:value-type="string">
            <text:p>OverlappingTemplateMatchings_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verlappingTemplateMatching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verlappingTemplateMatchings_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verlappingTemplateMatchings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erlappingTemplateMatchings_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OverlappingTemplateMatchings_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verlappingTemplateMatchings_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verlappingTemplateMatchings_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verlappingTemplateMatchings_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lappingTemplateMatchings_6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OverlappingTemplateMatchings_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verlappingTemplateMatchings_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verlappingTemplateMatchings_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verlappingTemplateMatchings_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verlappingTemplateMatchings_12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Universal</text:p>
          </table:table-cell>
          <table:table-cell office:value-type="float" office:value="-100000" calcext:value-type="float">
            <text:p>-100000</text:p>
          </table:table-cell>
          <table:table-cell office:value-type="string" calcext:value-type="string">
            <text:p>Universal</text:p>
          </table:table-cell>
          <table:table-cell office:value-type="float" office:value="-10000" calcext:value-type="float">
            <text:p>-10000</text:p>
          </table:table-cell>
          <table:table-cell office:value-type="string" calcext:value-type="string">
            <text:p>Universal</text:p>
          </table:table-cell>
          <table:table-cell office:value-type="float" office:value="-100000" calcext:value-type="float">
            <text:p>-100000</text:p>
          </table:table-cell>
          <table:table-cell office:value-type="string" calcext:value-type="string">
            <text:p>Universal</text:p>
          </table:table-cell>
          <table:table-cell office:value-type="float" office:value="-50000" calcext:value-type="float">
            <text:p>-50000</text:p>
          </table:table-cell>
          <table:table-cell office:value-type="string" calcext:value-type="string">
            <text:p>Universal</text:p>
          </table:table-cell>
          <table:table-cell office:value-type="float" office:value="-100000" calcext:value-type="float">
            <text:p>-100000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erial_2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ial_2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_2_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ial_2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_2_1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erial_2_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ial_2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_2_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ial_2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ial_2_2</text:p>
          </table:table-cell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erial_3_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ial_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ial_3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ial_3_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ial_3_1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erial_3_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ial_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ial_3_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ial_3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_3_2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erial_5_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ial_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ial_5_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ial_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ial_5_1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erial_5_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ial_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ial_5_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ial_5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ial_5_2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erial_11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ial_11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_11_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ial_11_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ial_11_1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erial_11_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ial_11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_11_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ial_11_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ial_11_2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ApproximateEntropy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imateEntropy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roximateEntropy_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proximateEntropy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roximateEntropy_1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ApproximateEntropy_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roximateEntropy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ximateEntropy_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roximateEntropy_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roximateEntropy_2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ApproximateEntropy_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roximateEntropy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ximateEntropy_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roximateEntropy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roximateEntropy_4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naccurate</text:p>
          </table:table-cell>
          <table:table-cell office:value-type="string" calcext:value-type="string">
            <text:p>ApproximateEntropy_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proximateEntropy_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proximateEntropy_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pproximateEntropy_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roximateEntropy_8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CumulativeSums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mulativeSums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mulativeSums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mulativeSums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mulativeSums_1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CumulativeSums_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mulativeSums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mulativeSum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mulativeSum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mulativeSums_2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RandomExcursions</text:p>
          </table:table-cell>
          <table:table-cell office:value-type="float" office:value="-100000" calcext:value-type="float">
            <text:p>-100000</text:p>
          </table:table-cell>
          <table:table-cell office:value-type="string" calcext:value-type="string">
            <text:p>RandomExcursions</text:p>
          </table:table-cell>
          <table:table-cell office:value-type="float" office:value="-10000" calcext:value-type="float">
            <text:p>-10000</text:p>
          </table:table-cell>
          <table:table-cell office:value-type="string" calcext:value-type="string">
            <text:p>RandomExcursions</text:p>
          </table:table-cell>
          <table:table-cell office:value-type="float" office:value="-100000" calcext:value-type="float">
            <text:p>-100000</text:p>
          </table:table-cell>
          <table:table-cell office:value-type="string" calcext:value-type="string">
            <text:p>RandomExcursions</text:p>
          </table:table-cell>
          <table:table-cell office:value-type="float" office:value="-50000" calcext:value-type="float">
            <text:p>-50000</text:p>
          </table:table-cell>
          <table:table-cell office:value-type="string" calcext:value-type="string">
            <text:p>RandomExcursions</text:p>
          </table:table-cell>
          <table:table-cell office:value-type="float" office:value="-100000" calcext:value-type="float">
            <text:p>-100000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RandomExcursionsVariant</text:p>
          </table:table-cell>
          <table:table-cell office:value-type="float" office:value="-100000" calcext:value-type="float">
            <text:p>-100000</text:p>
          </table:table-cell>
          <table:table-cell office:value-type="string" calcext:value-type="string">
            <text:p>RandomExcursionsVariant</text:p>
          </table:table-cell>
          <table:table-cell office:value-type="float" office:value="-10000" calcext:value-type="float">
            <text:p>-10000</text:p>
          </table:table-cell>
          <table:table-cell office:value-type="string" calcext:value-type="string">
            <text:p>RandomExcursionsVariant</text:p>
          </table:table-cell>
          <table:table-cell office:value-type="float" office:value="-100000" calcext:value-type="float">
            <text:p>-100000</text:p>
          </table:table-cell>
          <table:table-cell office:value-type="string" calcext:value-type="string">
            <text:p>RandomExcursionsVariant</text:p>
          </table:table-cell>
          <table:table-cell office:value-type="float" office:value="-50000" calcext:value-type="float">
            <text:p>-50000</text:p>
          </table:table-cell>
          <table:table-cell office:value-type="string" calcext:value-type="string">
            <text:p>RandomExcursionsVariant</text:p>
          </table:table-cell>
          <table:table-cell office:value-type="float" office:value="-100000" calcext:value-type="float">
            <text:p>-100000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tiel </meta:initial-creator>
    <meta:creation-date>2018-04-20T18:27:15.272399992</meta:creation-date>
    <dc:date>2018-04-21T15:33:47.670294633</dc:date>
    <dc:creator>castiel </dc:creator>
    <meta:editing-duration>PT20H33M42S</meta:editing-duration>
    <meta:editing-cycles>4</meta:editing-cycles>
    <meta:generator>LibreOffice/5.0.3.2$Linux_X86_64 LibreOffice_project/00m0$Build-2</meta:generator>
    <meta:document-statistic meta:table-count="1" meta:cell-count="474" meta:object-count="0"/>
  </office:meta>
</office:document-meta>
</file>